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c0548"/>
    </style:style>
    <style:style style:name="T2" style:family="text">
      <style:text-properties officeooo:rsid="001c7d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 <text:span text:style-name="T1">Thuật toán ConvexHull của Opencv.</text:span></text:p>
      <text:p text:style-name="Preformatted_20_Text">- Deadline: <text:span text:style-name="T2">10/06 23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9T09:24:22.247878158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2" meta:word-count="10" meta:character-count="56" meta:non-whitespace-character-count="48"/>
  </office:meta>
</office:document-meta>
</file>